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5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00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>
            <text:p>ls_id</text:p>
          </table:table-cell>
          <table:table-cell table:number-columns-repeated="2"/>
          <table:table-cell office:value-type="string">
            <text:p>id</text:p>
          </table:table-cell>
          <table:table-cell office:value-type="string">
            <text:p>ls_id</text:p>
          </table:table-cell>
        </table:table-row>
        <table:table-row table:style-name="ro1">
          <table:table-cell office:value-type="string">
            <text:p>Appar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mmerce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Apparel - Babies &amp; Kid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omputer &amp; Electronics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Apparel - Men'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Education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Apparel - Women's</text:p>
          </table:table-cell>
          <table:table-cell office:value-type="float" office:value="4">
            <text:p>4</text:p>
          </table:table-cell>
          <table:table-cell/>
          <table:table-cell office:value-type="string">
            <text:p>Accessories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Automotiv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rt/Photo/Music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Beauty &amp; Fragranc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Automotive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ook &amp; Magazine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Books/Media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ameras &amp; Photography</text:p>
          </table:table-cell>
          <table:table-cell office:value-type="float" office:value="8">
            <text:p>8</text:p>
          </table:table-cell>
          <table:table-cell/>
          <table:table-cell office:value-type="string">
            <text:p>Business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Car Rental</text:p>
          </table:table-cell>
          <table:table-cell office:value-type="float" office:value="9">
            <text:p>9</text:p>
          </table:table-cell>
          <table:table-cell/>
          <table:table-cell office:value-type="string">
            <text:p>Careers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Computers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Clothing/Apparel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ating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Entertainment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Department Store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Family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Electronic Equipment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Financial Services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Flowers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Food &amp; Drinks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Garden &amp; Outdoors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Games &amp; Toys</text:p>
          </table:table-cell>
          <table:table-cell table:number-columns-repeated="2" office:value-type="float" office:value="29">
            <text:p>29</text:p>
          </table:table-cell>
        </table:table-row>
        <table:table-row table:style-name="ro1">
          <table:table-cell office:value-type="string">
            <text:p>Gifts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Gifts &amp; Flowers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Gourmet Food &amp; Drink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Health &amp; Beauty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Green Products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Home &amp; Garden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Health &amp; Wellness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Insurance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Housewares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Legal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Jewelry &amp; Accessories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arketing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Not used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Medical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Music &amp; Movies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Phonecard Services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Pet Car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Recreation &amp; Leisure</text:p>
          </table:table-cell>
          <table:table-cell office:value-type="float" office:value="47">
            <text:p>4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Services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Shops/Malls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Shoe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Sports &amp; Fitness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Software &amp; Downloads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Travel</text:p>
          </table:table-cell>
          <table:table-cell office:value-type="float" office:value="53">
            <text:p>5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ports &amp; Fitness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Web Services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Toys &amp; Games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Canada</text:p>
          </table:table-cell>
          <table:table-cell office:value-type="float" office:value="57">
            <text:p>5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Travel &amp; Vacations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Jewelry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Office &amp; Small Business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Pets</text:p>
          </table:table-cell>
          <table:table-cell office:value-type="float" office:value="59">
            <text:p>5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Babies &amp; Kids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Dating</text:p>
          </table:table-cell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3"/>
          <table:table-cell office:value-type="string">
            <text:p>Baby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table:number-columns-repeated="3"/>
          <table:table-cell office:value-type="string">
            <text:p>Adult</text:p>
          </table:table-cell>
          <table:table-cell office:value-type="float" office:value="67">
            <text:p>67</text:p>
          </table:table-cell>
          <table:table-cell office:value-type="float" office:value="25">
            <text:p>25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rk </meta:initial-creator>
    <meta:creation-date>2014-04-19T22:39:11</meta:creation-date>
    <dc:date>2014-04-19T23:06:11</dc:date>
    <dc:creator>kirk </dc:creator>
    <meta:editing-duration>PT11M50S</meta:editing-duration>
    <meta:editing-cycles>1</meta:editing-cycles>
    <meta:document-statistic meta:table-count="3" meta:cell-count="169" meta:object-count="0"/>
    <meta:generator>LibreOffice/3.5$Linux_X86_64 LibreOffice_project/350m1$Build-2</meta:generator>
  </office:meta>
</office:document-meta>
</file>